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ghter basic info:</text:p>
      <text:p text:style-name="Standard"/>
      <text:p text:style-name="Standard"/>
      <text:p text:style-name="Standard">Naam: </text:p>
      <text:p text:style-name="Standard"/>
      <text:p text:style-name="Standard">Bio: De setting is een demonische wereld waar krijgers samenkomen om te vechten.</text:p>
      <text:p text:style-name="Standard"/>
      <text:p text:style-name="Standard"/>
      <text:p text:style-name="Standard">Characters</text:p>
      <text:p text:style-name="Standard"/>
      <text:p text:style-name="Standard"/>
      <text:p text:style-name="Standard">#1</text:p>
      <text:p text:style-name="Standard">Naam: Frederica </text:p>
      <text:p text:style-name="Standard">Ras: Mens</text:p>
      <text:p text:style-name="Standard">Specialiteit: Niets</text:p>
      <text:p text:style-name="Standard">Bio: Federica is door één of andere duistere reden verzeilt geraakt in een demonische wereld waar ze haar weg moet vechten door geduchte krijgers om terug naar de onze te geraken . Sinds ze maar gewoon een mens is zoals jij en ik zal haar vechtstijl dus heel basic zijn.</text:p>
      <text:p text:style-name="Standard"/>
      <text:p text:style-name="Standard">#2</text:p>
      <text:p text:style-name="Standard">Naam: V42</text:p>
      <text:p text:style-name="Standard">Ras: Cyborg</text:p>
      <text:p text:style-name="Standard">Specialiteit: Rook</text:p>
      <text:p text:style-name="Standard">Bio: V42 is de 42<text:span text:style-name="T1">e</text:span> cyborg gemaakt door Dr. Kronin. Tijdens een missie van deze doktor is hij verzeild geraakt in een demonische dimensie's. Zijn doel? Uit deze dimensie geraken om terug te keren naar zijn maker. Als een cyborg staat hij in beschikking van enkele mechanische wapens en rook om zijn tegenstander te verblinden. </text:p>
      <text:p text:style-name="Standard"/>
      <text:p text:style-name="Standard">#3</text:p>
      <text:p text:style-name="Standard">Naam: Ndovu (swahili voor olifant)</text:p>
      <text:p text:style-name="Standard">Ras: Elephantman</text:p>
      <text:p text:style-name="Standard">Specialiteit: Slurfvechten</text:p>
      <text:p text:style-name="Standard"/>
      <text:p text:style-name="Standard">#4</text:p>
      <text:p text:style-name="Standard">Naam:</text:p>
      <text:p text:style-name="Standard">Ras: Demon</text:p>
      <text:p text:style-name="Standard">Specialitei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njamin  Van den Broeck</meta:initial-creator>
    <meta:creation-date>2013-01-31T15:03:35</meta:creation-date>
    <dc:date>2013-06-09T00:02:07</dc:date>
    <dc:creator>Benjamin  Van den Broeck</dc:creator>
    <meta:editing-duration>PT4H44M12S</meta:editing-duration>
    <meta:editing-cycles>5</meta:editing-cycles>
    <meta:generator>OpenOffice.org/3.3$Unix OpenOffice.org_project/330m20$Build-9567</meta:generator>
    <meta:document-statistic meta:table-count="0" meta:image-count="0" meta:object-count="0" meta:page-count="1" meta:paragraph-count="22" meta:word-count="152" meta:character-count="906"/>
  </office:meta>
</office:document-meta>
</file>